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6920000035E3CE23E5C.svm" manifest:media-type=""/>
  <manifest:file-entry manifest:full-path="Pictures/200000010000030A0000011CE500A9E0.svm" manifest:media-type=""/>
  <manifest:file-entry manifest:full-path="Pictures/20000001000007F40000035E7CC54364.svm" manifest:media-type=""/>
  <manifest:file-entry manifest:full-path="Pictures/20000001000007AC00000721E01B4224.svm" manifest:media-type=""/>
  <manifest:file-entry manifest:full-path="Pictures/20000001000006700000035E4AC8692D.svm" manifest:media-type=""/>
  <manifest:file-entry manifest:full-path="Pictures/20000001000006700000035E97121F7E.svm" manifest:media-type=""/>
  <manifest:file-entry manifest:full-path="Pictures/20000001000007DF000007655D9C2FCB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\overline{x}&amp;&amp;\\&#10;\cline{2-3}&#10;$x$&amp;x\overline{y}&amp;xy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|c|c|}&#10;\cline{2-3}&#10;\overline{x}&amp;0&amp;0\\&#10;\cline{2-3}&#10;$x$&amp;1&amp;1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latex§\begin{table}&#10;\begin{tabular}{c|c|c|}&#10;\cline{2-3}&#10;\overline{x}&amp;1&amp;0\\&#10;\cline{2-3}&#10;$x$&amp;1&amp;0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TexMathsArgs="14§latex§\begin{table}&#10;\begin{tabular}{cc}&#10;\overline{y} &amp; $y$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align*}&#10;F&amp;=\overline{x}\overline{y} +x\overline{y}\\&#10;&amp;=(\overline{x}+x)\overline{y}\\&#10;&amp;=(1)\overline{y}\\&#10;&amp;=\overline{y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latex§\begin{align*}&#10;F&amp;=x\overline{y}+xy\\&#10;&amp;=x(\overline{y}+y)\\&#10;&amp;=x(1)\\&#10;&amp;=x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4§latex§\begin{table}&#10;\begin{tabular}{c|c|c|}&#10;\cline{2-3}&#10;\overline{x}&amp;\overline{x}\overline{y}&amp;\\&#10;\cline{2-3}&#10;$x$&amp;x\overline{y}&amp;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49cm" svg:height="1.205cm" svg:x="1.016cm" svg:y="3.113cm">
          <draw:image xlink:href="Pictures/20000001000007F40000035E7CC54364.svm" xlink:type="simple" xlink:show="embed" xlink:actuate="onLoad">
            <text:p/>
          </draw:image>
        </draw:frame>
        <draw:frame draw:style-name="gr2" draw:text-style-name="P1" draw:layer="layout" svg:width="2.306cm" svg:height="1.205cm" svg:x="1.224cm" svg:y="0.954cm">
          <draw:image xlink:href="Pictures/20000001000006700000035E97121F7E.svm" xlink:type="simple" xlink:show="embed" xlink:actuate="onLoad">
            <text:p/>
          </draw:image>
        </draw:frame>
        <draw:frame draw:style-name="gr3" draw:text-style-name="P1" draw:layer="layout" svg:width="2.306cm" svg:height="1.205cm" svg:x="5.562cm" svg:y="0.954cm">
          <draw:image xlink:href="Pictures/20000001000006700000035E4AC8692D.svm" xlink:type="simple" xlink:show="embed" xlink:actuate="onLoad">
            <text:p/>
          </draw:image>
        </draw:frame>
        <draw:custom-shape draw:style-name="gr4" draw:text-style-name="P1" draw:layer="layout" svg:width="1.016cm" svg:height="0.508cm" draw:transform="rotate (1.5707963267946) translate (6.324cm 2.03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088cm" svg:height="0.396cm" svg:x="6.462cm" svg:y="0.381cm">
          <draw:image xlink:href="Pictures/200000010000030A0000011CE500A9E0.svm" xlink:type="simple" xlink:show="embed" xlink:actuate="onLoad">
            <text:p/>
          </draw:image>
        </draw:frame>
        <draw:frame draw:style-name="gr6" draw:text-style-name="P1" draw:layer="layout" svg:width="2.82cm" svg:height="2.649cm" svg:x="5.288cm" svg:y="4.917cm">
          <draw:image xlink:href="Pictures/20000001000007DF000007655D9C2FCB.svm" xlink:type="simple" xlink:show="embed" xlink:actuate="onLoad">
            <text:p/>
          </draw:image>
        </draw:frame>
        <draw:custom-shape draw:style-name="gr4" draw:text-style-name="P1" draw:layer="layout" svg:width="1.27cm" svg:height="0.528cm" svg:x="2.006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088cm" svg:height="0.396cm" svg:x="2.124cm" svg:y="0.381cm">
          <draw:image xlink:href="Pictures/200000010000030A0000011CE500A9E0.svm" xlink:type="simple" xlink:show="embed" xlink:actuate="onLoad">
            <text:p/>
          </draw:image>
        </draw:frame>
        <draw:frame draw:style-name="gr7" draw:text-style-name="P1" draw:layer="layout" svg:width="2.748cm" svg:height="2.554cm" svg:x="1.016cm" svg:y="4.917cm">
          <draw:image xlink:href="Pictures/20000001000007AC00000721E01B4224.svm" xlink:type="simple" xlink:show="embed" xlink:actuate="onLoad">
            <text:p/>
          </draw:image>
        </draw:frame>
        <draw:frame draw:style-name="gr8" draw:text-style-name="P2" draw:layer="layout" svg:width="0.937cm" svg:height="0.911cm" svg:x="6.79cm" svg:y="7.725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8" draw:text-style-name="P2" draw:layer="layout" svg:width="1.2cm" svg:height="0.911cm" svg:x="1.828cm" svg:y="7.725cm">
          <draw:text-box>
            <text:p><text:span text:style-name="T1">(</text:span><text:span text:style-name="T2">ب</text:span><text:span text:style-name="T1">)</text:span></text:p>
          </draw:text-box>
        </draw:frame>
        <draw:custom-shape draw:style-name="gr4" draw:text-style-name="P1" draw:layer="layout" svg:width="1.143cm" svg:height="0.762cm" draw:transform="rotate (1.5707963267946) translate (6.096cm 4.1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088cm" svg:height="0.396cm" svg:x="6.508cm" svg:y="2.54cm">
          <draw:image xlink:href="Pictures/200000010000030A0000011CE500A9E0.svm" xlink:type="simple" xlink:show="embed" xlink:actuate="onLoad">
            <text:p/>
          </draw:image>
        </draw:frame>
        <draw:custom-shape draw:style-name="gr4" draw:text-style-name="P1" draw:layer="layout" svg:width="1.885cm" svg:height="0.889cm" svg:x="1.798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088cm" svg:height="0.396cm" svg:x="2.17cm" svg:y="2.54cm">
          <draw:image xlink:href="Pictures/200000010000030A0000011CE500A9E0.svm" xlink:type="simple" xlink:show="embed" xlink:actuate="onLoad">
            <text:p/>
          </draw:image>
        </draw:frame>
        <draw:frame draw:style-name="gr9" draw:text-style-name="P1" draw:layer="layout" svg:width="2.353cm" svg:height="1.205cm" svg:x="5.334cm" svg:y="3.048cm">
          <draw:image xlink:href="Pictures/20000001000006920000035E3CE23E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8T16:05:14</dc:date>
    <dc:creator>kkk </dc:creator>
    <meta:generator>LibreOffice/3.3$Linux LibreOffice_project/330m19$Build-401</meta:generator>
    <meta:editing-duration>PT2H3M41S</meta:editing-duration>
    <meta:editing-cycles>11</meta:editing-cycles>
    <meta:document-statistic meta:object-count="16"/>
  </office:meta>
</office:document-meta>
</file>